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italic" style:text-underline-style="none" fo:font-weight="normal" officeooo:rsid="002028d0" officeooo:paragraph-rsid="00363c21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Text_20_body">
      <style:paragraph-properties fo:margin-top="0in" fo:margin-bottom="0in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italic" style:text-underline-style="none" fo:font-weight="normal" officeooo:rsid="00236c34" officeooo:paragraph-rsid="0036f187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ext_20_body">
      <style:paragraph-properties fo:margin-top="0in" fo:margin-bottom="0in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italic" style:text-underline-style="none" fo:font-weight="normal" officeooo:rsid="00236c34" officeooo:paragraph-rsid="003be9de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ext_20_body">
      <style:paragraph-properties fo:margin-top="0in" fo:margin-bottom="0in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3b047a" officeooo:paragraph-rsid="003b047a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margin-top="0in" fo:margin-bottom="0in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36c34" officeooo:paragraph-rsid="0036f187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margin-top="0in" fo:margin-bottom="0in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bold" officeooo:rsid="0021c1b9" officeooo:paragraph-rsid="0036f187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paragraph-properties fo:margin-top="0.0398in" fo:margin-bottom="0.0398in" style:contextual-spacing="false" fo:line-height="15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bold" officeooo:rsid="0039af1e" officeooo:paragraph-rsid="0039af1e" style:text-blinking="false" fo:background-color="#eeeeee" style:font-size-asian="14pt" style:font-style-asian="normal" style:font-size-complex="14pt" style:font-style-complex="normal"/>
    </style:style>
    <style:style style:name="P8" style:family="paragraph" style:parent-style-name="Text_20_body">
      <style:paragraph-properties fo:margin-top="0in" fo:margin-bottom="0in" style:contextual-spacing="false" fo:line-height="10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bold" officeooo:rsid="003be9de" officeooo:paragraph-rsid="003be9de" style:text-blinking="false" fo:background-color="#eeeee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>
      <style:paragraph-properties fo:margin-top="0in" fo:margin-bottom="0in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solid" style:text-underline-width="auto" style:text-underline-color="font-color" fo:font-weight="bold" officeooo:rsid="003be9de" officeooo:paragraph-rsid="003be9de" style:text-blinking="false" fo:background-color="transparent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Text_20_body">
      <style:paragraph-properties fo:margin-top="0.0398in" fo:margin-bottom="0.0398in" style:contextual-spacing="false" fo:line-height="115%" fo:text-align="start" style:justify-single-word="false" style:writing-mode="lr-tb"/>
      <style:text-properties style:font-name="Liberation Serif1"/>
    </style:style>
    <style:style style:name="P11" style:family="paragraph" style:parent-style-name="Text_20_body">
      <style:paragraph-properties fo:line-height="100%" fo:text-align="start" style:justify-single-word="false" style:writing-mode="lr-tb"/>
      <style:text-properties style:font-name="Liberation Serif1" officeooo:paragraph-rsid="003b047a"/>
    </style:style>
    <style:style style:name="P12" style:family="paragraph" style:parent-style-name="Text_20_body">
      <style:paragraph-properties fo:margin-top="0in" fo:margin-bottom="0in" style:contextual-spacing="false" fo:line-height="100%" fo:text-align="start" style:justify-single-word="false" style:writing-mode="lr-tb"/>
      <style:text-properties style:font-name="Liberation Serif1" officeooo:paragraph-rsid="00363c21"/>
    </style:style>
    <style:style style:name="P13" style:family="paragraph" style:parent-style-name="Text_20_body">
      <style:paragraph-properties fo:margin-top="0in" fo:margin-bottom="0in" style:contextual-spacing="false" fo:line-height="100%" fo:text-align="start" style:justify-single-word="false" style:writing-mode="lr-tb"/>
      <style:text-properties style:font-name="Liberation Serif1" officeooo:paragraph-rsid="003be9de"/>
    </style:style>
    <style:style style:name="P14" style:family="paragraph" style:parent-style-name="Text_20_body">
      <style:paragraph-properties fo:line-height="100%" fo:text-align="center" style:justify-single-word="false" style:writing-mode="lr-tb"/>
      <style:text-properties style:font-name="Liberation Serif1" fo:font-size="14pt" style:text-underline-style="none" officeooo:paragraph-rsid="003b047a" fo:background-color="#eeeeee" style:font-size-asian="14pt" style:font-size-complex="14pt"/>
    </style:style>
    <style:style style:name="P15" style:family="paragraph" style:parent-style-name="Text_20_body">
      <style:paragraph-properties fo:margin-top="0in" fo:margin-bottom="0in" style:contextual-spacing="false" fo:line-height="100%" fo:text-align="start" style:justify-single-word="false" style:writing-mode="lr-tb"/>
      <style:text-properties style:font-name="Liberation Serif1" fo:font-size="15pt" officeooo:paragraph-rsid="00363c21" style:font-size-asian="15pt" style:font-size-complex="15pt"/>
    </style:style>
    <style:style style:name="P16" style:family="paragraph" style:parent-style-name="Text_20_body">
      <style:paragraph-properties fo:margin-top="0in" fo:margin-bottom="0in" style:contextual-spacing="false" fo:line-height="100%" fo:text-align="start" style:justify-single-word="false" style:writing-mode="lr-tb"/>
      <style:text-properties style:font-name="Liberation Serif1" fo:font-style="normal" fo:font-weight="normal" officeooo:rsid="001e0436" officeooo:paragraph-rsid="001e0436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top="0in" fo:margin-bottom="0in" style:contextual-spacing="false" fo:line-height="100%" fo:text-align="start" style:justify-single-word="false" style:writing-mode="lr-tb"/>
      <style:text-properties style:font-name="Liberation Serif1" fo:font-weight="bold" officeooo:paragraph-rsid="003be9de" style:font-weight-asian="bold" style:font-weight-complex="bold"/>
    </style:style>
    <style:style style:name="P18" style:family="paragraph" style:parent-style-name="Text_20_body">
      <style:paragraph-properties fo:margin-top="0in" fo:margin-bottom="0in" style:contextual-spacing="false" fo:line-height="100%" fo:text-align="start" style:justify-single-word="false" style:writing-mode="lr-tb"/>
      <style:text-properties style:font-name="Liberation Serif1" fo:font-style="italic" fo:font-weight="normal" officeooo:paragraph-rsid="003be9de" style:font-style-asian="italic" style:font-weight-asian="normal" style:font-style-complex="italic" style:font-weight-complex="normal"/>
    </style:style>
    <style:style style:name="P19" style:family="paragraph" style:parent-style-name="Text_20_body">
      <style:paragraph-properties fo:margin-top="0in" fo:margin-bottom="0in" style:contextual-spacing="false" fo:line-height="100%" fo:text-align="start" style:justify-single-word="false" style:writing-mode="lr-tb"/>
      <style:text-properties style:font-name="Liberation Serif1" fo:font-style="italic" fo:font-weight="normal" officeooo:rsid="002feb2d" officeooo:paragraph-rsid="002feb2d" style:font-style-asian="italic" style:font-weight-asian="normal" style:font-style-complex="italic" style:font-weight-complex="normal"/>
    </style:style>
    <style:style style:name="P20" style:family="paragraph" style:parent-style-name="Text_20_body">
      <style:paragraph-properties fo:margin-top="0in" fo:margin-bottom="0in" style:contextual-spacing="false" fo:line-height="100%" fo:text-align="start" style:justify-single-word="false" style:writing-mode="lr-tb"/>
      <style:text-properties style:font-name="Liberation Serif1" officeooo:rsid="003be9de" officeooo:paragraph-rsid="003be9de"/>
    </style:style>
    <style:style style:name="P21" style:family="paragraph" style:parent-style-name="Text_20_body" style:list-style-name="L1">
      <style:paragraph-properties fo:margin-top="0in" fo:margin-bottom="0in" style:contextual-spacing="false" fo:line-height="100%" fo:text-align="start" style:justify-single-word="false" style:writing-mode="lr-tb"/>
      <style:text-properties style:font-name="Liberation Serif1" fo:font-style="normal" officeooo:rsid="002028d0" officeooo:paragraph-rsid="00363c21" style:font-style-asian="normal" style:font-style-complex="normal"/>
    </style:style>
    <style:style style:name="P22" style:family="paragraph" style:parent-style-name="Text_20_body" style:list-style-name="L1">
      <style:paragraph-properties fo:margin-top="0in" fo:margin-bottom="0in" style:contextual-spacing="false" fo:line-height="100%" fo:text-align="start" style:justify-single-word="false" style:writing-mode="lr-tb"/>
      <style:text-properties style:font-name="Liberation Serif1" fo:font-style="normal" officeooo:rsid="0033b3cd" officeooo:paragraph-rsid="00363c21" style:font-style-asian="normal" style:font-style-complex="normal"/>
    </style:style>
    <style:style style:name="P23" style:family="paragraph" style:parent-style-name="Text_20_body" style:list-style-name="L1">
      <style:paragraph-properties fo:margin-top="0in" fo:margin-bottom="0in" style:contextual-spacing="false" fo:line-height="100%" fo:text-align="start" style:justify-single-word="false" style:writing-mode="lr-tb"/>
      <style:text-properties style:font-name="Liberation Serif1" fo:font-style="normal" officeooo:rsid="00363c21" officeooo:paragraph-rsid="00363c21" style:font-style-asian="normal" style:font-style-complex="normal"/>
    </style:style>
    <style:style style:name="P24" style:family="paragraph" style:parent-style-name="Text_20_body" style:list-style-name="L3">
      <style:paragraph-properties fo:margin-top="0in" fo:margin-bottom="0in" style:contextual-spacing="false" fo:line-height="100%" fo:text-align="start" style:justify-single-word="false" style:writing-mode="lr-tb"/>
      <style:text-properties style:font-name="Liberation Serif1" fo:font-style="normal" fo:font-weight="normal" officeooo:rsid="001e0436" officeooo:paragraph-rsid="003be9de" style:font-style-asian="normal" style:font-weight-asian="normal" style:font-style-complex="normal" style:font-weight-complex="normal"/>
    </style:style>
    <style:style style:name="P25" style:family="paragraph" style:parent-style-name="Text_20_body" style:list-style-name="L1">
      <style:paragraph-properties fo:margin-top="0in" fo:margin-bottom="0in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363c21" officeooo:paragraph-rsid="00363c21" style:text-blinking="false" fo:background-color="transparent" style:font-size-asian="12pt" style:font-style-asian="normal" style:font-size-complex="12pt" style:font-style-complex="normal"/>
    </style:style>
    <style:style style:name="P26" style:family="paragraph" style:parent-style-name="Text_20_body" style:list-style-name="L1">
      <style:paragraph-properties fo:margin-top="0in" fo:margin-bottom="0in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363c21" officeooo:paragraph-rsid="00363c2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 style:list-style-name="L2">
      <style:paragraph-properties fo:margin-top="0in" fo:margin-bottom="0in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ea929" officeooo:paragraph-rsid="0036f187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 style:list-style-name="L3">
      <style:paragraph-properties fo:margin-top="0in" fo:margin-bottom="0in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e0436" officeooo:paragraph-rsid="003be9de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2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2028d0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officeooo:rsid="002feb2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officeooo:rsid="00363c21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1ea929" style:text-blinking="false" fo:background-color="transparent" loext:char-shading-value="0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2e2a12" style:text-blinking="false" fo:background-color="transparent" loext:char-shading-value="0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236c34" style:text-blinking="false" fo:background-color="transparent" loext:char-shading-value="0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3c1266" style:text-blinking="false" fo:background-color="transparent" loext:char-shading-value="0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2pt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2pt" style:text-underline-style="none" fo:font-weight="bold" officeooo:rsid="002feb2d" style:text-blinking="false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2pt" style:text-underline-style="none" fo:font-weight="bold" officeooo:rsid="002eb4f6" style:text-blinking="false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2pt" style:text-underline-style="none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2pt" style:text-underline-style="none" officeooo:rsid="001ea929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12pt" style:text-underline-style="none" officeooo:rsid="00236c34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2pt" style:text-underline-style="none" officeooo:rsid="003c1266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fo:font-size="12pt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fo:font-size="12pt" style:text-underline-style="none" fo:font-weight="normal" officeooo:rsid="0021c1b9" style:text-blinking="false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fo:font-size="12pt" style:text-underline-style="none" fo:font-weight="normal" officeooo:rsid="002ad9e4" style:text-blinking="false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fo:font-size="12pt" style:text-underline-style="none" fo:font-weight="normal" officeooo:rsid="003387f2" style:text-blinking="false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fo:font-size="12pt" style:text-underline-style="none" fo:font-weight="normal" officeooo:rsid="0036f187" style:text-blinking="false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fo:font-size="12pt" style:text-underline-style="none" fo:font-weight="normal" officeooo:rsid="00363c21" style:text-blinking="false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fo:font-size="12pt" fo:font-style="italic" style:text-underline-style="none" fo:font-weight="normal" officeooo:rsid="003387f2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fo:font-size="12pt" fo:font-style="italic" style:text-underline-style="none" fo:font-weight="normal" officeooo:rsid="002feb2d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fo:font-size="12pt" fo:font-style="italic" style:text-underline-style="none" fo:font-weight="normal" officeooo:rsid="002028d0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fo:font-size="12pt" fo:font-style="italic" style:text-underline-style="none" fo:font-weight="normal" officeooo:rsid="002ad9e4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fo:font-size="12pt" fo:font-style="italic" style:text-underline-style="none" fo:font-weight="normal" officeooo:rsid="002e4d3a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fo:font-size="12pt" fo:font-style="italic" style:text-underline-style="none" fo:font-weight="normal" officeooo:rsid="002be23f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fo:font-size="12pt" fo:font-style="italic" style:text-underline-style="none" fo:font-weight="normal" officeooo:rsid="00363c21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ea929" style:text-blinking="false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028d0" style:text-blinking="false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feb2d" style:text-blinking="false" fo:background-color="transparent" loext:char-shading-value="0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3c1266" style:text-blinking="false" fo:background-color="transparent" loext:char-shading-value="0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fo:font-style="normal" fo:font-weight="bold" officeooo:rsid="001ea929" style:text-blinking="false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fo:font-style="normal" fo:font-weight="bold" officeooo:rsid="003c1266" style:text-blinking="false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fo:font-style="normal" fo:font-weight="bold" officeooo:rsid="00363c21" style:text-blinking="false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fo:font-style="normal" fo:font-weight="normal" officeooo:rsid="00363c21" style:text-blinking="false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fo:font-style="normal" fo:font-weight="normal" officeooo:rsid="003c1266" style:text-blinking="false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fo:font-size="30pt" fo:font-style="normal" style:text-underline-style="none" fo:font-weight="normal" officeooo:rsid="002feb2d" style:text-blinking="false" fo:background-color="transparent" loext:char-shading-value="0" style:font-size-asian="30pt" style:font-style-asian="normal" style:font-weight-asian="normal" style:font-size-complex="30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fo:font-size="30pt" fo:font-style="normal" style:text-underline-style="none" fo:font-weight="normal" officeooo:rsid="00462748" style:text-blinking="false" fo:background-color="transparent" loext:char-shading-value="0" style:font-size-asian="30pt" style:font-style-asian="normal" style:font-weight-asian="normal" style:font-size-complex="30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officeooo:rsid="0035b849" style:text-blinking="false" fo:background-color="transparent" loext:char-shading-value="0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42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normal" officeooo:rsid="002e4d3a" style:text-blinking="false" fo:background-color="transparent" loext:char-shading-value="0" style:font-size-asian="14pt" style:font-size-complex="14pt"/>
    </style:style>
    <style:style style:name="T43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normal" officeooo:rsid="0033b3cd" style:text-blinking="false" fo:background-color="transparent" loext:char-shading-value="0" style:font-size-asian="14pt" style:font-size-complex="14pt"/>
    </style:style>
    <style:style style:name="T44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normal" officeooo:rsid="0035b849" style:text-blinking="false" fo:background-color="transparent" loext:char-shading-value="0" style:font-size-asian="14pt" style:font-size-complex="14pt"/>
    </style:style>
    <style:style style:name="T45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normal" officeooo:rsid="0047bd57" style:text-blinking="false" fo:background-color="transparent" loext:char-shading-value="0" style:font-size-asian="14pt" style:font-size-complex="14pt"/>
    </style:style>
    <style:style style:name="T46" style:family="text">
      <style:text-properties officeooo:rsid="00236c34"/>
    </style:style>
    <style:style style:name="T47" style:family="text">
      <style:text-properties officeooo:rsid="002ad9e4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style:font-weight-asian="normal" style:font-weight-complex="normal"/>
    </style:style>
    <style:style style:name="T50" style:family="text">
      <style:text-properties officeooo:rsid="0036f187" style:font-weight-asian="normal" style:font-weight-complex="normal"/>
    </style:style>
    <style:style style:name="T51" style:family="text">
      <style:text-properties officeooo:rsid="0036f187"/>
    </style:style>
    <style:style style:name="T52" style:family="text">
      <style:text-properties style:font-weight-asian="bold" style:font-weight-complex="bold"/>
    </style:style>
    <style:style style:name="T53" style:family="text">
      <style:text-properties officeooo:rsid="003c1266" style:font-weight-asian="bold" style:font-weight-complex="bold"/>
    </style:style>
    <style:style style:name="T54" style:family="text">
      <style:text-properties officeooo:rsid="003be9de"/>
    </style:style>
    <style:style style:name="T55" style:family="text">
      <style:text-properties officeooo:rsid="003c1266"/>
    </style:style>
    <style:style style:name="T56" style:family="text">
      <style:text-properties officeooo:rsid="003d0e6b"/>
    </style:style>
    <style:style style:name="T57" style:family="text">
      <style:text-properties officeooo:rsid="0040b6d5"/>
    </style:style>
    <style:style style:name="T58" style:family="text">
      <style:text-properties officeooo:rsid="0044174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9">Joshua</text:span><text:span text:style-name="T38"> Lacey</text:span><text:span text:style-name="T1"><text:line-break/></text:span><text:span text:style-name="T40">903-490-7036</text:span><text:span text:style-name="T41"> | </text:span><text:span text:style-name="T42">New Boston, TX</text:span><text:span text:style-name="T41"> | </text:span><text:span text:style-name="T43">j</text:span><text:span text:style-name="T45">oshuahlacey</text:span><text:span text:style-name="T43">@</text:span><text:span text:style-name="T44">gmail.com</text:span></text:p>
      <text:p text:style-name="P11">_________________________________________________________________________________________</text:p>
      <text:p text:style-name="P14"><text:span text:style-name="T33"><text:s text:c="4"/></text:span><text:span text:style-name="T34"><text:s text:c="59"/></text:span><text:span text:style-name="T33">E</text:span><text:span text:style-name="T35">XPERIENCE</text:span><text:span text:style-name="T36">: <text:s text:c="3"/></text:span><text:span text:style-name="T37"><text:s text:c="58"/></text:span></text:p>
      <text:p text:style-name="P15"><text:span text:style-name="T3">Workaway</text:span><text:span text:style-name="T29"> <text:s text:c="3"/></text:span><text:span text:style-name="T30"><text:s text:c="33"/></text:span><text:span text:style-name="T31"><text:s text:c="32"/></text:span><text:span text:style-name="T32"><text:s/></text:span><text:span text:style-name="T3">Various Locations </text:span><text:span text:style-name="T4">in the</text:span><text:span text:style-name="T3"> US</text:span><text:span text:style-name="T4">A</text:span><text:span text:style-name="T3"> and Mexico</text:span><text:span text:style-name="T30"> <text:s text:c="5"/></text:span></text:p>
      <text:p text:style-name="P12"><text:span text:style-name="T22">V</text:span><text:span text:style-name="T23">olunteer </text:span><text:span text:style-name="T28">Laborer </text:span><text:span text:style-name="T2"><text:s text:c="93"/><text:tab/> <text:s text:c="4"/></text:span><text:span text:style-name="T24">May 20</text:span><text:span text:style-name="T25">20</text:span><text:span text:style-name="T24"> – </text:span><text:span text:style-name="T26">October</text:span><text:span text:style-name="T27"> 2022</text:span></text:p>
      <text:p text:style-name="P1"/>
      <text:list xml:id="list3883360028" text:style-name="L1">
        <text:list-item>
          <text:p text:style-name="P21"><text:span text:style-name="T16">Coordinated independent travel plans to </text:span><text:span text:style-name="T17">r</text:span><text:span text:style-name="T16">emote and off-grid locations in multiple countries using an online platform</text:span></text:p>
        </text:list-item>
        <text:list-item>
          <text:p text:style-name="P21"><text:span text:style-name="T16">Demonstrated adaptability </text:span><text:span text:style-name="T17">by </text:span><text:span text:style-name="T16">working effectively within well-established cultures, </text:span><text:span text:style-name="T18">sharing sometimes</text:span><text:span text:style-name="T16"> very inhospitable living </text:span><text:span text:style-name="T20">spaces</text:span><text:span text:style-name="T16"> with people I’</text:span><text:span text:style-name="T17">d only known</text:span><text:span text:style-name="T16"> for a short time </text:span></text:p>
        </text:list-item>
        <text:list-item>
          <text:p text:style-name="P22"><text:span text:style-name="T19">M</text:span><text:span text:style-name="T16">et UN Sustainable Development goals in accordance with the vision of farm </text:span><text:span text:style-name="T21">and </text:span><text:span text:style-name="T16">homestead owners</text:span></text:p>
        </text:list-item>
        <text:list-item>
          <text:p text:style-name="P23"><text:span text:style-name="T16">Developed a functional understanding of concepts related to permaculture, sustainable agriculture, husbandry, and homesteading in general </text:span><text:span text:style-name="T20">via immersion</text:span></text:p>
        </text:list-item>
        <text:list-item>
          <text:p text:style-name="P25"><text:span text:style-name="T49">Was granted responsibility for the well-being of livestock and herd animals, including the administration of medications </text:span><text:span text:style-name="T50">and stool analysis </text:span></text:p>
        </text:list-item>
        <text:list-item>
          <text:p text:style-name="P25"><text:span text:style-name="T49">Operated </text:span><text:span text:style-name="T50">heavy machinery e</text:span><text:span text:style-name="T49">fficiently with</text:span><text:span text:style-name="T50"> minimal</text:span><text:span text:style-name="T49"> </text:span><text:span text:style-name="T50">direction</text:span><text:span text:style-name="T49"> </text:span></text:p>
          <text:p text:style-name="P26"/>
        </text:list-item>
      </text:list>
      <text:p text:style-name="P6">The Trails <text:s text:c="107"/><text:tab/> <text:s text:c="6"/><text:span text:style-name="T55"><text:s/></text:span>Los Angeles, California</text:p>
      <text:p text:style-name="P2">Barista <text:s text:c="130"/>Jan 20<text:span text:style-name="T47">20</text:span> – May 20<text:span text:style-name="T47">20</text:span></text:p>
      <text:p text:style-name="P5"/>
      <text:list xml:id="list3287845366" text:style-name="L2">
        <text:list-item>
          <text:p text:style-name="P27">Demonstrated versatility in communication styles when interacting with <text:span text:style-name="T56">eccentric </text:span>patrons</text:p>
        </text:list-item>
        <text:list-item>
          <text:p text:style-name="P27">Memorized <text:span text:style-name="T51">complex recipes </text:span>of drinks <text:span text:style-name="T51">including</text:span> ingredients, allergen safety concerns, and other relevant sales points</text:p>
        </text:list-item>
        <text:list-item>
          <text:p text:style-name="P27">Maintained general standards including those of cleanliness, dining floor maintenance, food and</text:p>
          <text:p text:style-name="P27">ingredient portioning, and plating of dishes and drinks</text:p>
          <text:p text:style-name="P27"/>
        </text:list-item>
      </text:list>
      <text:p text:style-name="P17"><text:span text:style-name="T5">East Simpson Coffee </text:span><text:span text:style-name="T6">Company</text:span><text:span text:style-name="T5"> <text:s text:c="79"/></text:span><text:span text:style-name="T8"><text:s text:c="8"/></text:span><text:span text:style-name="T5"><text:s/></text:span><text:span text:style-name="T7"><text:s/></text:span><text:span text:style-name="T5">Lafayette, Colorado</text:span></text:p>
      <text:p text:style-name="P18"><text:span text:style-name="T13">Barista <text:s text:c="3"/></text:span><text:span text:style-name="T14"><text:s text:c="120"/></text:span><text:span text:style-name="T15"><text:s text:c="7"/></text:span><text:span text:style-name="T14">Oct 2018 – Dec 2019</text:span></text:p>
      <text:p text:style-name="P3"/>
      <text:list xml:id="list2485350328" text:style-name="L3">
        <text:list-item>
          <text:p text:style-name="P24">Formed lasting and meaningful relationships with a <text:span text:style-name="T54">long standing</text:span> customer bas<text:span text:style-name="T54">e</text:span></text:p>
        </text:list-item>
        <text:list-item>
          <text:p text:style-name="P24">Oversaw set up and service of special events in a separately marketed event space</text:p>
        </text:list-item>
        <text:list-item>
          <text:p text:style-name="P28"><text:span text:style-name="T49">Performed maintenance duties outside of job parameters involving the use of </text:span><text:span text:style-name="T46">hand tools </text:span><text:span text:style-name="T49">and light equipment</text:span></text:p>
        </text:list-item>
      </text:list>
      <text:list xml:id="list180407929881292" text:continue-list="list3287845366" text:style-name="L2">
        <text:list-header>
          <text:p text:style-name="P27"/>
        </text:list-header>
      </text:list>
      <text:p text:style-name="P7"><text:span text:style-name="T52"><text:s text:c="4"/></text:span><text:span text:style-name="T53"><text:s text:c="60"/></text:span><text:span text:style-name="T52">EDUCATION: <text:s text:c="3"/></text:span><text:span text:style-name="T53"><text:s text:c="59"/></text:span></text:p>
      <text:p text:style-name="P16"><text:span text:style-name="T10">Mishawaka High School</text:span><text:span text:style-name="T11"> </text:span><text:span text:style-name="T12"><text:s text:c="55"/></text:span><text:span text:style-name="T15"><text:s text:c="52"/></text:span><text:span text:style-name="T9">Graduated </text:span><text:span text:style-name="T11">20</text:span><text:span text:style-name="T10">10</text:span></text:p>
      <text:p text:style-name="P19"><text:span text:style-name="T12">Mishawaka, IN <text:s text:c="3"/></text:span><text:span text:style-name="T13"><text:s text:c="136"/>GPA 3.</text:span><text:span text:style-name="T12">8</text:span></text:p>
      <text:p text:style-name="P4"/>
      <text:p text:style-name="P8"><text:span text:style-name="T52"><text:s text:c="9"/></text:span><text:span text:style-name="T53"><text:s text:c="44"/></text:span><text:span text:style-name="T52">SKILLS AND INTERESTS: <text:s text:c="4"/></text:span><text:span text:style-name="T53"><text:s text:c="46"/></text:span></text:p>
      <text:p text:style-name="P9"/>
      <text:p text:style-name="P13"><text:span text:style-name="T48">Skills:</text:span> <text:span text:style-name="T54">HTML, CSS, GitHub, JavaScript, Adobe Creative Suite, FL Studio, Logic Pro, Video editing, Copywriting, Numerous applications of general design using applications, </text:span><text:span text:style-name="T58">M</text:span><text:span text:style-name="T54">arketing</text:span></text:p>
      <text:p text:style-name="P13"/>
      <text:p text:style-name="P20"><text:span text:style-name="T48">Interests:</text:span> Singing, <text:span text:style-name="T57">S</text:span>ongwriting, <text:span text:style-name="T57">M</text:span>usic <text:span text:style-name="T57">p</text:span>roduction, <text:span text:style-name="T57">M</text:span>aking mixes, <text:span text:style-name="T57">A</text:span>rt critique, <text:span text:style-name="T57">P</text:span><text:span text:style-name="T55">olemics</text:span>, <text:span text:style-name="T57">P</text:span>ermaculture, <text:span text:style-name="T57">H</text:span>ugelkultur, <text:span text:style-name="T57">L</text:span>andscaping, <text:span text:style-name="T57">T</text:span>ravel, <text:span text:style-name="T57">L</text:span>earning languages, <text:span text:style-name="T57">R</text:span>eading, <text:span text:style-name="T57">F</text:span><text:span text:style-name="T55">itness, </text:span><text:span text:style-name="T57">C</text:span>ollecting camouflage pants from other countries, <text:span text:style-name="T55">FOSS, </text:span><text:span text:style-name="T57">D</text:span><text:span text:style-name="T55">eep learning art, </text:span><text:span text:style-name="T57">I</text:span><text:span text:style-name="T55">nternet philosophy, </text:span><text:span text:style-name="T57">R</text:span><text:span text:style-name="T55">etro internet culture, </text:span><text:span text:style-name="T57">C</text:span><text:span text:style-name="T55">yberpunk, </text:span><text:span text:style-name="T57">V</text:span><text:span text:style-name="T55">ideo </text:span><text:span text:style-name="T57">G</text:span><text:span text:style-name="T55">am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9in" fo:page-height="11.7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8T21:13:56.183000000</meta:creation-date>
    <dc:date>2023-03-19T18:03:20.507000000</dc:date>
    <meta:editing-duration>PT6H53M39S</meta:editing-duration>
    <meta:editing-cycles>20</meta:editing-cycles>
    <meta:generator>LibreOffice/7.2.7.2$Windows_X86_64 LibreOffice_project/8d71d29d553c0f7dcbfa38fbfda25ee34cce99a2</meta:generator>
    <meta:document-statistic meta:table-count="0" meta:image-count="0" meta:object-count="0" meta:page-count="1" meta:paragraph-count="31" meta:word-count="318" meta:character-count="3591" meta:non-whitespace-character-count="2070"/>
  </office:meta>
</office:document-meta>
</file>